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標準-title">
      <style:graphic-properties draw:auto-grow-height="true" fo:min-height="3.506cm"/>
    </style:style>
    <style:style style:name="pr2" style:family="presentation" style:parent-style-name="標準-subtitle">
      <style:graphic-properties draw:fill-color="#ffffff" draw:auto-grow-height="true" fo:min-height="13.859cm"/>
    </style:style>
    <style:style style:name="pr3" style:family="presentation" style:parent-style-name="標準-notes">
      <style:graphic-properties draw:fill-color="#ffffff" draw:auto-grow-height="true" fo:min-height="13.364cm"/>
    </style:style>
    <style:style style:name="pr4" style:family="presentation" style:parent-style-name="標準-title">
      <style:graphic-properties fo:min-height="3.506cm"/>
    </style:style>
    <style:style style:name="pr5" style:family="presentation" style:parent-style-name="標準-notes">
      <style:graphic-properties draw:fill-color="#ffffff" fo:min-height="13.364cm"/>
    </style:style>
    <style:style style:name="pr6" style:family="presentation" style:parent-style-name="標準-outline1">
      <style:graphic-properties fo:min-height="13.859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  <style:text-properties fo:font-size="16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18pt"/>
    </style:style>
    <style:style style:name="P7" style:family="paragraph">
      <style:text-properties style:font-size-asian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4cm" svg:y="0.837cm" presentation:class="title">
          <draw:text-box>
            <text:p>素材</text:p>
          </draw:text-box>
        </draw:frame>
        <draw:frame presentation:style-name="pr2" draw:layer="layout" svg:width="25.199cm" svg:height="13.859cm" svg:x="1.4cm" svg:y="4.914cm" presentation:class="subtitle">
          <draw:text-box>
            <text:p>杉本　泰平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" presentation:presentation-page-layout-name="AL2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Konoha Project</text:span><text:span text:style-name="T1">を</text:span><text:span text:style-name="T1">BPMN</text:span><text:span text:style-name="T1">で記述したグラフ</text:span></text:p>
          </draw:text-box>
        </draw:frame>
        <draw:rect draw:style-name="gr2" draw:text-style-name="P3" draw:layer="layout" svg:width="3.5cm" svg:height="4.5cm" svg:x="0.5cm" svg:y="4.5cm">
          <text:p text:style-name="P2"><text:span text:style-name="T2">Developpers</text:span></text:p>
        </draw:rect>
        <draw:rect draw:style-name="gr3" draw:text-style-name="P4" draw:layer="layout" svg:width="23.5cm" svg:height="4.5cm" svg:x="4cm" svg:y="4.5cm">
          <text:p/>
        </draw:rect>
        <draw:circle draw:style-name="gr4" draw:text-style-name="P4" draw:layer="layout" svg:width="1cm" svg:height="1cm" svg:x="4.5cm" svg:y="6cm">
          <text:p/>
        </draw:circle>
        <draw:line draw:style-name="gr5" draw:text-style-name="P4" draw:layer="layout" svg:x1="5.5cm" svg:y1="6.5cm" svg:x2="6.5cm" svg:y2="6.5cm">
          <text:p/>
        </draw:line>
        <draw:custom-shape draw:style-name="gr6" draw:text-style-name="P5" draw:layer="layout" svg:width="3.5cm" svg:height="2cm" svg:x="6.5cm" svg:y="5.5cm">
          <text:p text:style-name="P5">cod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10cm" svg:y1="6.5cm" svg:x2="11cm" svg:y2="6.5cm">
          <text:p/>
        </draw:line>
        <draw:custom-shape draw:style-name="gr6" draw:text-style-name="P5" draw:layer="layout" svg:width="4cm" svg:height="2cm" svg:x="11cm" svg:y="5.5cm">
          <text:p text:style-name="P5"><text:span text:style-name="T3">register</text:span></text:p>
          <text:p text:style-name="P5"><text:span text:style-name="T3">the code</text:span></text:p>
          <text:p text:style-name="P5"><text:span text:style-name="T3">to git or svn</text:span>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15cm" svg:y1="6.5cm" svg:x2="16cm" svg:y2="6.5cm">
          <text:p/>
        </draw:line>
        <draw:custom-shape draw:style-name="gr6" draw:text-style-name="P5" draw:layer="layout" svg:width="4cm" svg:height="2cm" svg:x="16cm" svg:y="5.5cm">
          <text:p text:style-name="P5"><text:span text:style-name="T3">marge the code</text:span>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20cm" svg:y1="6.5cm" svg:x2="21cm" svg:y2="6.5cm">
          <text:p/>
        </draw:line>
        <draw:custom-shape draw:style-name="gr6" draw:text-style-name="P5" draw:layer="layout" svg:width="4cm" svg:height="2cm" svg:x="21cm" svg:y="5.5cm">
          <text:p text:style-name="P5">test and</text:p>
          <text:p text:style-name="P5">evalu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3" draw:layer="layout" svg:width="3.5cm" svg:height="4.5cm" svg:x="0.5cm" svg:y="9cm">
          <text:p text:style-name="P2"><text:span text:style-name="T2">Manager</text:span></text:p>
        </draw:rect>
        <draw:rect draw:style-name="gr3" draw:text-style-name="P4" draw:layer="layout" svg:width="23.5cm" svg:height="4.5cm" svg:x="4cm" svg:y="9cm">
          <text:p/>
        </draw:rect>
        <draw:line draw:style-name="gr5" draw:text-style-name="P4" draw:layer="layout" svg:x1="13cm" svg:y1="7.5cm" svg:x2="13cm" svg:y2="10.5cm">
          <text:p/>
        </draw:line>
        <draw:custom-shape draw:style-name="gr6" draw:text-style-name="P5" draw:layer="layout" svg:width="4cm" svg:height="2cm" svg:x="11cm" svg:y="10.5cm">
          <text:p text:style-name="P5">check the repo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23cm" svg:y1="7.5cm" svg:x2="23cm" svg:y2="10.5cm">
          <text:p/>
        </draw:line>
        <draw:custom-shape draw:style-name="gr6" draw:text-style-name="P5" draw:layer="layout" svg:width="4cm" svg:height="2cm" svg:x="21cm" svg:y="10.5cm">
          <text:p text:style-name="P5">confirm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4" draw:text-style-name="P4" draw:layer="layout" svg:width="1cm" svg:height="1cm" svg:x="26cm" svg:y="11cm">
          <text:p/>
        </draw:circle>
        <draw:line draw:style-name="gr5" draw:text-style-name="P4" draw:layer="layout" svg:x1="25cm" svg:y1="11.5cm" svg:x2="26cm" svg:y2="11.5cm">
          <text:p/>
        </draw:line>
        <draw:frame draw:style-name="gr7" draw:text-style-name="P6" draw:layer="layout" svg:width="4cm" svg:height="0.962cm" svg:x="12cm" svg:y="8cm">
          <draw:text-box>
            <text:p text:style-name="P6">report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VL Pゴシック'" style:font-family-generic-asian="system" style:font-pitch-asian="variable" style:font-size-asian="24pt" style:language-asian="ja" style:country-asian="JP" style:font-family-complex="'VL P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VL Pゴシック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VL Pゴシック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VL Pゴシック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VL Pゴシック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VL Pゴシック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ugimoto </meta:initial-creator>
    <meta:creation-date>2011-09-09T17:05:02</meta:creation-date>
    <meta:editing-duration>PT58S</meta:editing-duration>
    <meta:editing-cycles>2</meta:editing-cycles>
    <dc:date>2011-09-09T17:05:54</dc:date>
    <dc:creator>sugimoto </dc:creator>
    <meta:document-statistic meta:object-count="52"/>
    <meta:generator>OpenOffice.org/3.3$Unix OpenOffice.org_project/330m20$Build-9567</meta:generator>
  </office:meta>
</office:document-meta>
</file>